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ril 1st</text:p>
      <text:p text:style-name="P1"/>
      <text:p text:style-name="P2"><text:tab/>I visited the kitchen of a famous chef today. <office:annotation><dc:creator>Robert Sherman</dc:creator><dc:date>2010-08-10T21:26:43.73</dc:date><text:p><text:span text:style-name="T2">Falsehood Ref://0000998 Standard Eremite Text, though given the date and the data it is to be distrusted. The main course of this little picnic appears ridiculous, as is plain. Many of the animals listed below are either extinct, endangered or isolated to a very small habitat in no way analogous with any other description of Loss. </text:span></text:p></office:annotation>She may be the worst chef I have ever met. I believe these recipes were what caused the only real sickness I have had in all my time in Loss. They were a special, darling sort of disgusting – the musk of eggs and rollmops in milk rolled downhill in rusty barrels previously coated in chemical waste. Cat Caught In Griddle is very old, and very small, and seems to have a point about herself where gravity collects, a dint in some hidden magnet. She gathers there, and apparently was once very beautiful. I cannot see the genealogy of such a beauty. She keeps a great, round room in the Loss Hotel, a familiar bastion of panelled wood and drawing rooms in such a strange building. I noted that above the reception desk was a portrait; the man portrayed, though it was impossible, was Abraham Lincoln. His clothes were different, much less stiff and like something a mage or warlock would wear. It couldn't have been him, but there is still a nagging doubt in the pit of my stomach. I brought her sweets from the odd confectioners in the old town; there are a pair of them, Sinister's and Dexter's, and apparently it is the law that one cannot shop in one alone, but must spend money in both. I brought her toffees from one and a black liquid, sealed in a clear bag, from the other. They have great signs shaped like arrows that point to their competitor, inviting people to enter. A very odd edict.</text:p>
      <text:p text:style-name="P2"><text:tab/>There seemed to be little food in the old woman's home, though the apartment was dominated by the largest Mother Kiln I had ever seen, gross and fat, a bronze tongue sticking from her dot of a mouth. I was close enough to examine the protuberance at the base of the Kiln; the <text:s/>hands of the relief were moulded into grasps, and they were position at each side of the tap, as I realised it was. I was under no illusion as to what it was; this mother was a war-father, an angry ravisher. The old cook took bowls from a fire-black rack above the kiln and put them under the tap; <text:s/>a soupy fluid, tiny elements suspended in each drip, flowed down. I realised that the meat that they <text:s/>cooked in these ovens were boiled of all their fat, the fat collected in some hidden reservoir, and <text:s/>used as soup, as stock, as cooking oil; every dish she told me of used it in some way. Fat is important to them. She cooked me lye balls for lunch, taking great moulds of fat down from the wall and throwing them into the pan. There was some insult of gods. She cooks a seperate dish for her statue of Eager Smile, the god of premature ejaculation, and then does a little shit in it, and puts it in a bowl for him. I am used to such behaviour by now. She gave me a bowl, which I had to take home, though I threw it into the river as soon as I could. The smell was in my mask for days. I longed to hang it out my window. </text:p>
      <text:p text:style-name="P2"/>
      <text:p text:style-name="P2">I stole these from her cookbook to feed my worst enemies and their children and the grandchildren of their children.</text:p>
      <text:p text:style-name="P2"/>
      <text:p text:style-name="P1">To Amuse One's Mouth</text:p>
      <text:p text:style-name="P1"/>
      <text:p text:style-name="P1">INGREDIENTS</text:p>
      <text:p text:style-name="P1"/>
      <text:p text:style-name="P2">No socks or shoes</text:p>
      <text:p text:style-name="P2">Cat gut (speak to the witchdoctor)</text:p>
      <text:p text:style-name="P2">Pop or soda (regular or diet)</text:p>
      <text:p text:style-name="P2">A mandolin. </text:p>
      <text:p text:style-name="P2"/>
      <text:p text:style-name="P2">Blend. </text:p>
      <text:p text:style-name="P2"/>
      <text:p text:style-name="P1">First Course</text:p>
      <text:p text:style-name="P2"/>
      <text:p text:style-name="P2">LYE BALLS</text:p>
      <text:p text:style-name="P2"/>
      <text:p text:style-name="P2">Onions</text:p>
      <text:p text:style-name="P2"><text:soft-page-break/>Radish</text:p>
      <text:p text:style-name="P2">Beetroot</text:p>
      <text:p text:style-name="P2">Scatterbird fillets</text:p>
      <text:p text:style-name="P2">One's own fat</text:p>
      <text:p text:style-name="P2">Paprika</text:p>
      <text:p text:style-name="P2">Rock Salt</text:p>
      <text:p text:style-name="P2">Rock (ground)</text:p>
      <text:p text:style-name="P2">Springwater</text:p>
      <text:p text:style-name="P2"/>
      <text:p text:style-name="P2">Breast fat, especially from sad girls, is probably the best – a three month diet of liver and flowers will produce the silkiest lipid. The arms of a Slender Man are also extremely delicious.<office:annotation><dc:creator>Robert Sherman</dc:creator><dc:date>2010-08-10T21:37:14.73</dc:date><text:p text:style-name="P4"><text:span text:style-name="T2">Why capitalised? Is this another creature that we have no knowledge of?</text:span></text:p></office:annotation> The fat should be sliced, drowned in whiskey, and then boiled for three months to reduce it to a golden syrup. </text:p>
      <text:p text:style-name="P2">Fry the onions, beetroot, radish and fillets, mix in the rock, salt and paprika, and mash to a paste. Pour on the hot fat and set before moulding into balls and finishing in the oven. Serve on fluted plates facing West. </text:p>
      <text:p text:style-name="P2"/>
      <text:p text:style-name="P1">Second Course</text:p>
      <text:p text:style-name="P1"/>
      <text:p text:style-name="P2">ECLIPSE PIE</text:p>
      <text:p text:style-name="P2"/>
      <text:p text:style-name="P2">Only to be attempted in summer. </text:p>
      <text:p text:style-name="P2"/>
      <text:p text:style-name="P3">Pastry</text:p>
      <text:p text:style-name="P2">Flour</text:p>
      <text:p text:style-name="P2">Butter</text:p>
      <text:p text:style-name="P2">Water</text:p>
      <text:p text:style-name="P2">Milk</text:p>
      <text:p text:style-name="P2"/>
      <text:p text:style-name="P3">Filling</text:p>
      <text:p text:style-name="P2">Oxen</text:p>
      <text:p text:style-name="P2">Elephant</text:p>
      <text:p text:style-name="P2">Tiger</text:p>
      <text:p text:style-name="P2">Lion</text:p>
      <text:p text:style-name="P2">Caribou</text:p>
      <text:p text:style-name="P2">Marmoset</text:p>
      <text:p text:style-name="P2">Doggerel</text:p>
      <text:p text:style-name="P2">Hound (Any Kind)</text:p>
      <text:p text:style-name="P2">Goblin Whale</text:p>
      <text:p text:style-name="P2">Goose</text:p>
      <text:p text:style-name="P2">Zebra</text:p>
      <text:p text:style-name="P2">Capybara</text:p>
      <text:p text:style-name="P2">Reduction of pigeon</text:p>
      <text:p text:style-name="P2">Warhound</text:p>
      <text:p text:style-name="P2">Spices and herbs</text:p>
      <text:p text:style-name="P2"/>
      <text:p text:style-name="P2">Mix the pastry and spread, as a base, from the North Gate to the Delta Fens, thanking Whisper constantly. Build up the walls, and finally the lid, remembering to pierce airholes as one goes. The crimps should hug the tree-line all around the valley. The meat, still living, should be rubbed with the herb mix and kept in secure cages. They must be starved. The temperature will be high enough after two months, and the meat ready to eat after four months. </text:p>
      <text:p text:style-name="P2"/>
      <text:p text:style-name="P1"><text:soft-page-break/>Third Course</text:p>
      <text:p text:style-name="P1"/>
      <text:p text:style-name="P1">THE APOCALYPSE CHAMBER</text:p>
      <text:p text:style-name="P1"/>
      <text:p text:style-name="P2">A simile for the end times, created in the heart of an ox. </text:p>
      <text:p text:style-name="P2"/>
      <text:p text:style-name="P2">The ox must be old, and melancholy; four days in a cellar will help this. A lack of sunlight is vital; ultraviolets will broil the dish beyond repair. Feed the ox for three weeks on sugar, marrow syrup, melted butter and sibilant jelly. <office:annotation><dc:creator>Robert Sherman</dc:creator><dc:date>2010-08-10T21:31:49.73</dc:date><text:p><text:span text:style-name="T2">A local sweetener based on the soft muscle mass of cave-dwelling, blind worms.</text:span></text:p></office:annotation> The animal may well die at the four week mark; if not, slaughter it and speak rites for it. Cut it in half, and remove the veins and capillaries, laying them out separately and ordered. Now the kneading must begin. This can take a further two weeks, less with help; one must begin with the capillaries and their fronds, moulding the contents back towards the heart. A good technique is necessary, otherwise the mix will seperate and be absorbed into the ghost-working membrane. As the capillaries empty, rub the tertiary, then the secondary, and the primary veins until the arteries closest to the heart are full to dripping. The heart must then be packed to capacity; then seperate the heart from the now desiccated blood network. The heart must be wrapped in oils and greasepaper, packed with soil and submerged in water for a further week. Serve the heart to no more than four people, with dipping chocolate and sugar. It should never be served to foreigners. </text:p>
      <text:p text:style-name="P2"/>
      <text:p text:style-name="P1">After Dinner</text:p>
      <text:p text:style-name="P1"/>
      <text:p text:style-name="P2">A trek to the Feeble Zeniths<office:annotation><dc:creator>Robert Sherman</dc:creator><dc:date>2010-08-10T21:33:15.73</dc:date><text:p><text:span text:style-name="T2">As far as local maps tell me, a collection of sites located in the mountains around the village. They are marked with a moon symbol on the map, though I cannot reach them; the paths are ancient and walled off.</text:span></text:p></office:annotation><text:span text:style-name="T1">,</text:span> with candles packed and three old rats or mice fit for burial, or tossing from the mountain, has been proven to aid digestion and memory.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herman</meta:initial-creator>
    <meta:creation-date>2010-06-25T15:38:48</meta:creation-date>
    <dc:date>2010-08-31T20:53:12.02</dc:date>
    <dc:creator>Rob Sherman</dc:creator>
    <meta:editing-duration>PT12H00M27S</meta:editing-duration>
    <meta:editing-cycles>20</meta:editing-cycles>
    <meta:generator>OpenOffice.org/3.2$Win32 OpenOffice.org_project/320m12$Build-9483</meta:generator>
    <meta:document-statistic meta:table-count="0" meta:image-count="0" meta:object-count="0" meta:page-count="3" meta:paragraph-count="55" meta:word-count="1088" meta:character-count="5889"/>
  </office:meta>
</office:document-meta>
</file>